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400000131B1369DFB34B814BD.png" manifest:media-type="image/png"/>
  <manifest:file-entry manifest:full-path="Pictures/10012368000040E200001F7CD09853C95DA77718.emf" manifest:media-type="image/x-emf"/>
  <manifest:file-entry manifest:full-path="Pictures/100000010000014A000000CC3D61DCCD1FD8A002.png" manifest:media-type="image/png"/>
  <manifest:file-entry manifest:full-path="Pictures/10003B020000222400001516FFE56F6F54771DD8.wmf" manifest:media-type="image/x-wmf"/>
  <manifest:file-entry manifest:full-path="Pictures/1000000100000274000001302991D189C4855F65.png" manifest:media-type="image/png"/>
  <manifest:file-entry manifest:full-path="Pictures/10000001000000DC000000DCB4B91F9BECE296F6.png" manifest:media-type="image/png"/>
  <manifest:file-entry manifest:full-path="Pictures/1000E244000040F400001F738C3A3ECD23386805.emf" manifest:media-type="image/x-emf"/>
  <manifest:file-entry manifest:full-path="Pictures/100000010000027400000131FAF7C773D36D5583.png" manifest:media-type="image/png"/>
  <manifest:file-entry manifest:full-path="Pictures/10000000000000B4000000CE14E33562FC3E842C.jpg" manifest:media-type="image/jpeg"/>
  <manifest:file-entry manifest:full-path="Pictures/10000000000001040000015A7AAE9C864E52331C.jpg" manifest:media-type="image/jpeg"/>
  <manifest:file-entry manifest:full-path="Pictures/1000D5E4000040E200001F7C58B7BB298698789B.emf" manifest:media-type="image/x-emf"/>
  <manifest:file-entry manifest:full-path="Pictures/100000010000019F000000E1FD14282D014C703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Courier2" svg:font-family="Courier" style:font-family-generic="moder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fixed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family-generic="system" style:font-pitch="fixed"/>
    <style:font-face style:name="MS PGothic3" svg:font-family="'MS PGothic'" style:font-pitch="variable"/>
    <style:font-face style:name="MS PGothic4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0.68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10.148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3.01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5.325cm" fo:padding-top="0.125cm" fo:padding-bottom="0.125cm" fo:padding-left="0.25cm" fo:padding-right="0.25cm" fo:wrap-option="no-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0.823cm"/>
      <style:paragraph-properties style:writing-mode="lr-tb"/>
    </style:style>
    <style:style style:name="gr2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 style:writing-mode="lr-tb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4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font-size="24pt" fo:background-color="#ffff6d"/>
    </style:style>
    <style:style style:name="P3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background-color="#ffff6d"/>
    </style:style>
    <style:style style:name="P38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40" style:family="paragraph">
      <loext:graphic-properties draw:fill="solid" draw:fill-color="#00a933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5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5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7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font-independent-line-spacing="true"/>
      <style:text-properties style:font-name="Courier1" fo:font-size="24pt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6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62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63" style:family="paragraph">
      <style:paragraph-properties fo:margin-left="0.953cm" fo:margin-right="0cm" fo:margin-top="0cm" fo:margin-bottom="0cm" fo:line-height="90%" fo:text-indent="-0.952cm" style:punctuation-wrap="hanging">
        <style:tab-stops>
          <style:tab-stop style:position="0cm"/>
        </style:tab-stops>
      </style:paragraph-properties>
    </style:style>
    <style:style style:name="P64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65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1" fo:font-size="24pt"/>
    </style:style>
    <style:style style:name="P6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name="Courier1" fo:font-size="24pt"/>
    </style:style>
    <style:style style:name="P67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urier1" fo:font-size="24pt"/>
    </style:style>
    <style:style style:name="P68" style:family="paragraph">
      <loext:graphic-properties draw:fill="solid" draw:fill-color="#ffffff"/>
      <style:paragraph-properties fo:text-align="center"/>
    </style:style>
    <style:style style:name="P6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0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1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7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4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7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7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8" style:family="paragraph">
      <loext:graphic-properties draw:fill="solid" draw:fill-color="#c0c0c0"/>
      <style:paragraph-properties fo:text-align="center"/>
    </style:style>
    <style:style style:name="P79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80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8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fo:background-color="#ffff6d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ff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6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1" style:font-size-complex="16pt" style:language-complex="de" style:country-complex="DE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bold" style:letter-kerning="true" style:font-name-asian="MS PGothic" style:font-size-asian="16pt" style:language-asian="de" style:country-asian="DE" style:font-style-asian="normal" style:font-weight-asian="bold" style:font-name-complex="DejaVu Sans1" style:font-size-complex="16pt" style:language-complex="de" style:country-complex="DE" style:font-style-complex="normal" style:font-weight-complex="bold"/>
    </style:style>
    <style:style style:name="T41" style:family="text">
      <style:text-properties fo:color="#5c8526" loext:opacity="100%" style:font-name="Courier1" fo:font-size="16pt" fo:language="de" fo:country="DE" style:letter-kerning="true" style:font-name-asian="DejaVu Sans1" style:font-size-asian="16pt" style:language-asian="de" style:country-asian="DE" style:font-name-complex="Times New Roman" style:font-size-complex="16pt" style:language-complex="de" style:country-complex="D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6pt" fo:letter-spacing="normal" fo:language="de" fo:country="DE" fo:font-style="normal" fo:text-shadow="none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DejaVu Sans1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ff0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1" style:font-size-complex="16pt" style:language-complex="de" style:country-complex="DE" style:font-style-complex="normal" style:font-weight-complex="normal"/>
    </style:style>
    <style:style style:name="T45" style:family="text">
      <style:text-properties fo:font-variant="normal" fo:text-transform="none" fo:color="#008000" loext:opacity="100%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1" style:font-size-complex="16pt" style:language-complex="de" style:country-complex="DE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008000" loext:opacity="100%" style:font-name="Courier1" fo:font-size="16pt" style:font-size-asian="16pt" style:font-name-complex="DejaVu Sans1" style:font-size-complex="16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5c8526" loext:opacity="100%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er Studierende soll die Probleme der Parallelverarbeitung verstehen und einschätze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verstehen, wie Sperren, Semaphore und Mutexe funktionieren und wie man sie implementier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Befehlsfolgen in Prozessen und Threads</text:span></text:p>
                  </text:list-item>
                  <text:list-item>
                    <text:p text:style-name="P19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9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Liste von Objekten (z.B. die Prozesslisten der Run-Queue) </text:span></text:p>
                  </text:list-item>
                  <text:list-item>
                    <text:p text:style-name="P23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werden</text:span></text:p>
                      </text:list-item>
                      <text:list-item>
                        <text:p text:style-name="P23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3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 draw:style-name="gr9">
          <draw:custom-shape draw:name="Rectangle 81" draw:style-name="gr10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0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 draw:style-name="gr9">
          <draw:custom-shape draw:name="Rectangle 84" draw:style-name="gr10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10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 draw:style-name="gr9">
          <draw:custom-shape draw:name="Rectangle 87" draw:style-name="gr10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0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10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1" draw:text-style-name="P1" draw:layer="layout" svg:x1="13.335cm" svg:y1="13.364cm" svg:x2="17.568cm" svg:y2="13.364cm">
          <text:p/>
        </draw:line>
        <draw:line draw:name="Line 69" draw:style-name="gr11" draw:text-style-name="P1" draw:layer="layout" svg:x1="5.08cm" svg:y1="13.364cm" svg:x2="12.488cm" svg:y2="13.364cm">
          <text:p/>
        </draw:line>
        <draw:line draw:name="Line 94" draw:style-name="gr12" draw:text-style-name="P1" draw:layer="layout" svg:x1="5.08cm" svg:y1="13.364cm" svg:x2="8.466cm" svg:y2="15.058cm">
          <text:p/>
        </draw:line>
        <draw:line draw:name="Line 95" draw:style-name="gr12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3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3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3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3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3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3" draw:text-style-name="P10" draw:layer="layout" svg:width="11.703cm" svg:height="2.619cm" svg:x="13.0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3" draw:text-style-name="P10" draw:layer="layout" svg:width="6.857cm" svg:height="1.435cm" svg:x="7.823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1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3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3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3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9">
          <draw:custom-shape draw:name="Rectangle 6" draw:style-name="gr10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Rectangle 9" draw:style-name="gr10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Rectangle 12" draw:style-name="gr10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10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" draw:layer="layout" svg:x1="13.335cm" svg:y1="12.364cm" svg:x2="17.568cm" svg:y2="12.364cm">
          <text:p/>
        </draw:line>
        <draw:line draw:name="Line 16" draw:style-name="gr11" draw:text-style-name="P1" draw:layer="layout" svg:x1="5.08cm" svg:y1="12.364cm" svg:x2="12.488cm" svg:y2="12.364cm">
          <text:p/>
        </draw:line>
        <draw:line draw:name="Line 18" draw:style-name="gr14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3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3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3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3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3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2.027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3" draw:text-style-name="P10" draw:layer="layout" svg:width="10.15cm" svg:height="2.619cm" svg:x="13.757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9">
          <draw:custom-shape draw:name="Text Box 4" draw:style-name="gr8" draw:text-style-name="P10" draw:layer="layout" svg:width="2.116cm" svg:height="0.843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 draw:style-name="gr9">
            <draw:custom-shape draw:name="Rectangle 6" draw:style-name="gr10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0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9">
            <draw:custom-shape draw:name="Rectangle 9" draw:style-name="gr10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0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 draw:style-name="gr9">
            <draw:custom-shape draw:name="Rectangle 12" draw:style-name="gr10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10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10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1" draw:layer="layout" svg:x1="13.335cm" svg:y1="13.069cm" svg:x2="17.568cm" svg:y2="13.069cm">
            <text:p/>
          </draw:line>
          <draw:line draw:name="Line 16" draw:style-name="gr11" draw:text-style-name="P1" draw:layer="layout" svg:x1="5.08cm" svg:y1="13.069cm" svg:x2="12.488cm" svg:y2="13.069cm">
            <text:p/>
          </draw:line>
          <draw:line draw:name="Line 17" draw:style-name="gr14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3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3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3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3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3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 draw:style-name="gr9">
            <draw:custom-shape draw:name="Rectangle 25" draw:style-name="gr10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0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3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4" draw:text-style-name="P1" draw:layer="layout" svg:x1="5.08cm" svg:y1="13.188cm" svg:x2="8.466cm" svg:y2="16.786cm">
          <text:p/>
        </draw:line>
        <draw:line draw:name="Line 27" draw:style-name="gr14" draw:text-style-name="P1" draw:layer="layout" svg:x1="9.313cm" svg:y1="16.575cm" svg:x2="12.488cm" svg:y2="13.611cm">
          <text:p/>
        </draw:line>
        <draw:g draw:name="Group 33">
          <draw:line draw:name="Line 29" draw:style-name="gr15" draw:text-style-name="P1" draw:layer="layout" svg:x1="7.831cm" svg:y1="13.4cm" svg:x2="9.736cm" svg:y2="12.13cm">
            <text:p/>
          </draw:line>
          <draw:line draw:name="Line 32" draw:style-name="gr15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draw:style-name="gr9">
          <draw:custom-shape draw:name="Text Box 6" draw:style-name="gr8" draw:text-style-name="P10" draw:layer="layout" svg:width="2.116cm" svg:height="0.843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9" draw:style-name="gr14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3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3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3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3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 draw:style-name="gr9">
            <draw:custom-shape draw:name="Rectangle 26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3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" draw:text-style-name="P1" draw:layer="layout" svg:x1="9.313cm" svg:y1="15.875cm" svg:x2="12.488cm" svg:y2="12.911cm">
            <text:p/>
          </draw:line>
        </draw:g>
        <draw:line draw:name="Line 34" draw:style-name="gr14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10.15cm" svg:height="2.619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9">
          <draw:custom-shape draw:name="Text Box 6" draw:style-name="gr8" draw:text-style-name="P10" draw:layer="layout" svg:width="2.116cm" svg:height="0.843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8" draw:style-name="gr14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3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3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3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3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 draw:style-name="gr9">
            <draw:custom-shape draw:name="Rectangle 24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3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" draw:text-style-name="P1" draw:layer="layout" svg:x1="9.313cm" svg:y1="15.875cm" svg:x2="12.488cm" svg:y2="12.911cm">
            <text:p/>
          </draw:line>
          <draw:line draw:name="Line 29" draw:style-name="gr14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wird von zwei Prozessen verändert</text:span></text:p>
              </text:list-item>
              <text:list-item>
                <text:p text:style-name="P29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0" draw:layer="layout" svg:width="22.754cm" svg:height="10.971cm" svg:x="1.305cm" svg:y="6.703cm">
          <draw:image xlink:href="Pictures/1000D5E4000040E200001F7C58B7BB298698789B.emf" xlink:type="simple" xlink:show="embed" xlink:actuate="onLoad" draw:mime-type="image/x-emf">
            <text:p/>
          </draw:image>
          <draw:image xlink:href="Pictures/100000010000027400000131FAF7C773D36D558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0" draw:layer="layout" svg:width="22.754cm" svg:height="10.971cm" svg:x="1.341cm" svg:y="6.315cm">
          <draw:image xlink:href="Pictures/1000E244000040F400001F738C3A3ECD23386805.emf" xlink:type="simple" xlink:show="embed" xlink:actuate="onLoad" draw:mime-type="image/x-emf">
            <text:p/>
          </draw:image>
          <draw:image xlink:href="Pictures/1000000100000274000001302991D189C4855F6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Race Conditions</text:span></text:p>
              </text:list-item>
            </text:list>
            <text:p text:style-name="P31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ein gemeinsames Betriebsmittel (Liste, Counter,...)</text:span></text:p>
                  </text:list-item>
                  <text:list-item>
                    <text:p text:style-name="P23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9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2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3"><text:span text:style-name="T13">In einem kritischen Abschnitt darf sich immer nur ein Prozess zu einer Zeit befinden</text:span></text:p>
                  </text:list-item>
                  <text:list-item>
                    <text:p text:style-name="P33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2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g draw:style-name="gr9">
          <draw:line draw:name="Line 4" draw:style-name="gr18" draw:text-style-name="P1" draw:layer="layout" svg:x1="4.7cm" svg:y1="7.333cm" svg:x2="23.115cm" svg:y2="7.333cm">
            <text:p/>
          </draw:line>
          <draw:custom-shape draw:name="Text Box 5" draw:style-name="gr13" draw:text-style-name="P34" draw:layer="layout" svg:width="3.183cm" svg:height="0.927cm" svg:x="1.552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8" draw:text-style-name="P1" draw:layer="layout" svg:x1="4.744cm" svg:y1="12.17cm" svg:x2="23.159cm" svg:y2="12.17cm">
            <text:p/>
          </draw:line>
          <draw:custom-shape draw:name="Text Box 7" draw:style-name="gr13" draw:text-style-name="P34" draw:layer="layout" svg:width="3.183cm" svg:height="0.927cm" svg:x="1.592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35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0" draw:text-style-name="P35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1" draw:text-style-name="P1" draw:layer="layout" svg:x1="12.113cm" svg:y1="7.545cm" svg:x2="12.113cm" svg:y2="13.26cm">
            <text:p/>
          </draw:line>
          <draw:line draw:name="Line 11" draw:style-name="gr21" draw:text-style-name="P1" draw:layer="layout" svg:x1="6.186cm" svg:y1="7.545cm" svg:x2="6.186cm" svg:y2="13.26cm">
            <text:p/>
          </draw:line>
          <draw:line draw:name="Line 12" draw:style-name="gr21" draw:text-style-name="P1" draw:layer="layout" svg:x1="8.515cm" svg:y1="7.545cm" svg:x2="8.515cm" svg:y2="13.26cm">
            <text:p/>
          </draw:line>
          <draw:custom-shape draw:name="Text Box 13" draw:style-name="gr13" draw:text-style-name="P34" draw:layer="layout" svg:width="1.049cm" svg:height="1.02cm" svg:x="5.766cm" svg:y="13.172cm">
            <text:p text:style-name="P24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4" draw:layer="layout" svg:width="1.053cm" svg:height="1.02cm" svg:x="8.092cm" svg:y="13.172cm">
            <text:p text:style-name="P24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4" draw:layer="layout" svg:width="1.053cm" svg:height="1.02cm" svg:x="11.686cm" svg:y="13.172cm">
            <text:p text:style-name="P24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1" draw:text-style-name="P1" draw:layer="layout" svg:x1="16.981cm" svg:y1="7.333cm" svg:x2="16.981cm" svg:y2="13.26cm">
            <text:p/>
          </draw:line>
          <draw:custom-shape draw:name="Text Box 17" draw:style-name="gr8" draw:text-style-name="P34" draw:layer="layout" svg:width="1.053cm" svg:height="1.02cm" svg:x="16.554cm" svg:y="13.172cm">
            <text:p text:style-name="P24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3" draw:text-style-name="P34" draw:layer="layout" svg:width="5.278cm" svg:height="1.435cm" svg:x="5.554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1" draw:layer="layout" svg:x1="6.438cm" svg:y1="5.851cm" svg:x2="6.226cm" svg:y2="7.121cm">
            <text:p/>
          </draw:line>
          <draw:custom-shape draw:name="Text Box 20" draw:style-name="gr13" draw:text-style-name="P34" draw:layer="layout" svg:width="5.532cm" svg:height="1.435cm" svg:x="11.60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1" draw:layer="layout" svg:x1="12.364cm" svg:y1="5.851cm" svg:x2="12.153cm" svg:y2="7.121cm">
            <text:p/>
          </draw:line>
          <draw:custom-shape draw:name="Text Box 22" draw:style-name="gr8" draw:text-style-name="P34" draw:layer="layout" svg:width="3.386cm" svg:height="2.027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1" draw:layer="layout" svg:x1="12.577cm" svg:y1="10.4cm" svg:x2="12.091cm" svg:y2="11.99cm">
            <text:p/>
          </draw:line>
          <draw:custom-shape draw:name="Text Box 24" draw:style-name="gr13" draw:text-style-name="P34" draw:layer="layout" svg:width="3.107cm" svg:height="2.027cm" svg:x="17.401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1" draw:text-style-name="P1" draw:layer="layout" svg:x1="17.401cm" svg:y1="10.4cm" svg:x2="17.083cm" svg:y2="11.99cm">
            <text:p/>
          </draw:line>
          <draw:custom-shape draw:name="Text Box 26" draw:style-name="gr13" draw:text-style-name="P37" draw:layer="layout" svg:width="4.356cm" svg:height="0.927cm" svg:x="8.463cm" svg:y="15.077cm">
            <text:p text:style-name="P36"><text:span text:style-name="T2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8" draw:text-style-name="P1" draw:layer="layout" svg:x1="8.766cm" svg:y1="14.741cm" svg:x2="12.153cm" svg:y2="14.741cm">
            <text:p/>
          </draw:line>
          <draw:line draw:name="Line 28" draw:style-name="gr18" draw:text-style-name="P1" draw:layer="layout" svg:x1="8.766cm" svg:y1="14.741cm" svg:x2="8.766cm" svg:y2="14.53cm">
            <text:p/>
          </draw:line>
          <draw:line draw:name="Line 29" draw:style-name="gr18" draw:text-style-name="P1" draw:layer="layout" svg:x1="12.153cm" svg:y1="14.741cm" svg:x2="12.153cm" svg:y2="14.53cm">
            <text:p/>
          </draw:line>
          <draw:custom-shape draw:name="Text Box 30" draw:style-name="gr8" draw:text-style-name="P39" draw:layer="layout" svg:width="3.386cm" svg:height="3.001cm" svg:x="9.19cm" svg:y="8.815cm">
            <text:p text:style-name="P38"><text:span text:style-name="T21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1" draw:text-style-name="P1" draw:layer="layout" svg:x1="9.2cm" svg:y1="10.6cm" svg:x2="8.766cm" svg:y2="11.99cm">
            <text:p/>
          </draw:line>
          <draw:line draw:name="Line 32" draw:style-name="gr11" draw:text-style-name="P1" draw:layer="layout" svg:x1="17.868cm" svg:y1="15.8cm" svg:x2="22.101cm" svg:y2="15.8cm">
            <text:p/>
          </draw:line>
          <draw:custom-shape draw:name="Text Box 33" draw:style-name="gr13" draw:text-style-name="P34" draw:layer="layout" svg:width="1.477cm" svg:height="0.843cm" svg:x="17.793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22" draw:text-style-name="P40" draw:layer="layout" svg:width="1.182cm" svg:height="0.422cm" svg:x="5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" draw:text-style-name="P40" draw:layer="layout" svg:width="10.647cm" svg:height="0.422cm" svg:x="12.153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" draw:text-style-name="P40" draw:layer="layout" svg:width="3.511cm" svg:height="0.422cm" svg:x="5.004cm" svg:y="11.978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5" draw:text-style-name="P40" draw:layer="layout" svg:width="5.824cm" svg:height="0.422cm" svg:x="16.976cm" svg:y="11.99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3" draw:text-style-name="P10" draw:layer="layout" svg:width="6.587cm" svg:height="0.843cm" svg:x="1.377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3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3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2"><text:span text:style-name="T13">Jeder Prozess, der am Eingang eines kritischen Abschnitts wartet, muss ihn irgendwann betreten dürfen </text:span><text:span text:style-name="T22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6" draw:text-style-name="P41" draw:layer="layout" svg:width="2.998cm" svg:height="3.999cm" svg:x="0.992cm" svg:y="13.097cm">
          <draw:image xlink:href="Pictures/10000000000001040000015A7AAE9C864E52331C.jpg" xlink:type="simple" xlink:show="embed" xlink:actuate="onLoad" draw:mime-type="image/jpeg">
            <text:p/>
          </draw:image>
        </draw:frame>
        <draw:frame draw:style-name="gr27" draw:text-style-name="P43" draw:layer="layout" svg:width="1.383cm" svg:height="1.073cm" svg:x="0.221cm" svg:y="0.204cm">
          <draw:text-box>
            <text:p text:style-name="P42"><text:span text:style-name="T23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ritischer Abschnitt als Petrinetz</text:span></text:p>
          </draw:text-box>
        </draw:frame>
        <draw:frame draw:name="Rectangle 3_0" presentation:style-name="pr8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44"><text:span text:style-name="T24">optional – siehe Folien </text:span><text:span text:style-name="T25">optional/07_Koordination_und_Synchronisation_Sperren_und_Semaphore_Petrinetz.odp</text:span></text:p>
              </text:list-item>
            </text:list>
          </draw:text-box>
        </draw:frame>
        <draw:frame draw:style-name="gr27" draw:text-style-name="P43" draw:layer="layout" svg:width="1.383cm" svg:height="1.073cm" svg:x="0.221cm" svg:y="0.204cm">
          <draw:text-box>
            <text:p text:style-name="P42"><text:span text:style-name="T23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6"><text:line-break/></text:span><text:span text:style-name="T26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27">Eine einfache Lösung zur Realisierung von kritischen Abschnitten ist </text:span><text:span text:style-name="T28">busy waiting </text:span><text:span text:style-name="T27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13">Ein Prozess testet eine sog. Synchronisationsvariable</text:span></text:p>
                  </text:list-item>
                  <text:list-item>
                    <text:p text:style-name="P45"><text:span text:style-name="T13">Test solange, bis Variable einen Wert hat, der den Zutritt erlaubt </text:span><text:span text:style-name="T22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3"><text:span text:style-name="T27">Dieses </text:span><text:span text:style-name="T28">Polling</text:span><text:span text:style-name="T27"> ist oft unwirtschaftlich, da es eine Verschwendung der CPU-Zeit bedeutet</text:span></text:p>
                <text:list>
                  <text:list-item>
                    <text:p text:style-name="P4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6"><text:span text:style-name="T14">Bei sehr kurzen Wartezeiten bei Multiprozessoren sehr gut!</text:span></text:p>
                      </text:list-item>
                      <text:list-item>
                        <text:p text:style-name="P4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7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9"><text:span text:style-name="T29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50"><text:span text:style-name="T30">...</text:span></text:p>
          <text:p text:style-name="P50"><text:span text:style-name="T30"/></text:p>
          <text:p text:style-name="P50"><text:span text:style-name="T30">Interrupts sperren (Maskieren, z.B. Windows IRQL hochsetzen)</text:span></text:p>
          <text:p text:style-name="P50"><text:span text:style-name="T30"/></text:p>
          <text:p text:style-name="P50"><text:span text:style-name="T30">/* Kritischer Abschnitt beginnt */</text:span></text:p>
          <text:p text:style-name="P50"><text:span text:style-name="T30">…</text:span></text:p>
          <text:p text:style-name="P50"><text:span text:style-name="T30"/></text:p>
          <text:p text:style-name="P50"><text:span text:style-name="T30">/* Kritischer Abschnitt endet */</text:span></text:p>
          <text:p text:style-name="P50"><text:span text:style-name="T30"/></text:p>
          <text:p text:style-name="P50"><text:span text:style-name="T30">Interrupts freigeben (Demaskieren)</text:span></text:p>
          <text:p text:style-name="P50"><text:span text:style-name="T31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18">Atomare Instruktionsfolge</text:span><text:span text:style-name="T13"> über nicht unterbrechbare Maschinenbefehle in einem einzigen ununterbrechbaren Speicherzyklus </text:span><text:span text:style-name="T22">→</text:span><text:span text:style-name="T13"> wichtig bei Multiprozessoren!</text:span></text:p>
                  </text:list-item>
                  <text:list-item>
                    <text:p text:style-name="P5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4"><text:span text:style-name="T32">Test and Set</text:span><text:span text:style-name="T14"> </text:span><text:span text:style-name="T32">Lock</text:span><text:span text:style-name="T14"> (TSL = test and set lock) bzw. </text:span><text:span text:style-name="T32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54"><text:span text:style-name="T32">Swap</text:span></text:p>
                        <text:list>
                          <text:list-item>
                            <text:p text:style-name="P5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54"><text:span text:style-name="T32">Fetch And Add</text:span></text:p>
                        <text:list>
                          <text:list-item>
                            <text:p text:style-name="P5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54"><text:span text:style-name="T32">Exchange-Befehl XCHG dest, src (im Intel-Befehlssatz)</text:span></text:p>
                        <text:list>
                          <text:list-item>
                            <text:p text:style-name="P56"><text:span text:style-name="T33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43" draw:layer="layout" svg:width="1.383cm" svg:height="1.073cm" svg:x="0.221cm" svg:y="0.204cm">
          <draw:text-box>
            <text:p text:style-name="P42"><text:span text:style-name="T23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6"><text:line-break/></text:span><text:span text:style-name="T26">Sperren, Beispiel: TSL-Befehl</text:span></text:p>
          </draw:text-box>
        </draw:frame>
        <draw:frame draw:name="Rectangle 3" presentation:style-name="pr8" draw:text-style-name="P58" draw:layer="layout" svg:width="24.6cm" svg:height="8.752cm" svg:x="0.6cm" svg:y="8.414cm" presentation:class="outline" presentation:user-transformed="true">
          <draw:text-box>
            <text:p text:style-name="P57"><text:span text:style-name="T34">...</text:span></text:p>
            <text:p text:style-name="P57"><text:span text:style-name="T34">MyLock_lock:</text:span></text:p>
            <text:p text:style-name="P57"><text:span text:style-name="T34"><text:tab/></text:span><text:span text:style-name="T34">TSL </text:span><text:span text:style-name="T35">R1, LOCK</text:span><text:span text:style-name="T35"><text:tab/></text:span><text:span text:style-name="T35"><text:tab/></text:span><text:span text:style-name="T36">// Lies LOCK in R1 ein und</text:span></text:p>
            <text:p text:style-name="P57"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// setze Wert von LOCK auf 1</text:span></text:p>
            <text:p text:style-name="P57"><text:span text:style-name="T35"><text:tab/></text:span><text:span text:style-name="T35">CMP R1, #0</text:span><text:span text:style-name="T35"><text:tab/></text:span><text:span text:style-name="T35"><text:tab/></text:span><text:span text:style-name="T35"><text:tab/></text:span><text:span text:style-name="T36">// Vergleiche Registerinhalt mit 0</text:span></text:p>
            <text:p text:style-name="P57"><text:span text:style-name="T35"><text:s text:c="13"/></text:span><text:span text:style-name="T35"><text:tab/></text:span><text:span text:style-name="T35"><text:tab/></text:span><text:span text:style-name="T35"><text:tab/></text:span><text:span text:style-name="T36">// 0 bedeutet, dass LOCK frei war!</text:span><text:span text:style-name="T36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// Wenn Vergleich zutrifft, dann ist Lock gesetzt</text:span></text:p>
            <text:p text:style-name="P57"><text:span text:style-name="T35"><text:tab/></text:span><text:span text:style-name="T35">JNE MyLock_lock </text:span><text:span text:style-name="T35"><text:tab/></text:span><text:span text:style-name="T36">// Ansonsten erneut versuchen</text:span></text:p>
            <text:p text:style-name="P57"><text:span text:style-name="T35"><text:tab/></text:span><text:span text:style-name="T35">RET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// Kritischer Abschnitt kann betreten werden</text:span></text:p>
            <text:p text:style-name="P57"><text:span text:style-name="T35"> </text:span></text:p>
            <text:p text:style-name="P57"><text:span text:style-name="T34">MyLock_unlock:</text:span></text:p>
            <text:p text:style-name="P57"><text:span text:style-name="T35"><text:tab/></text:span><text:span text:style-name="T35">MOVE LOCK, #0</text:span><text:span text:style-name="T35"><text:tab/></text:span><text:span text:style-name="T35"><text:tab/></text:span><text:span text:style-name="T36">// LOCK auf 0 setzen (freigeben)</text:span></text:p>
            <text:p text:style-name="P57"><text:span text:style-name="T35"><text:tab/></text:span><text:span text:style-name="T35">RET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// Kritischer Abschnitt kann von anderem Prozess </text:span></text:p>
            <text:p text:style-name="P57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59"><text:span text:style-name="T13">Einfache Lock-Implementierung mit TSL-Befehl (auch: TAS-Befehl)</text:span></text:p>
            </text:list-item>
            <text:list-item>
              <text:p text:style-name="P59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3" draw:text-style-name="P10" draw:layer="layout" svg:width="6.587cm" svg:height="0.843cm" svg:x="1.377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Semaphore zur Lösung des Mutual-Exclusion-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37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0"><text:span text:style-name="T14">Aufruf bei Eintritt in den kritischen Abschnitt, Operation auf Semaphor </text:span></text:p>
                      </text:list-item>
                      <text:list-item>
                        <text:p text:style-name="P60"><text:span text:style-name="T14">Aufrufender Prozess wird in den Wartezustand versetzt, wenn sich ein anderer Prozess im kritischen Abschnitt befindet </text:span><text:span text:style-name="T29">→</text:span><text:span text:style-name="T14"> Warteschlange</text:span></text:p>
                      </text:list-item>
                    </text:list>
                  </text:list-item>
                  <text:list-item>
                    <text:p text:style-name="P31"><text:span text:style-name="T37">V()</text:span></text:p>
                    <text:list>
                      <text:list-item>
                        <text:p text:style-name="P60"><text:span text:style-name="T14">Aufruf bei Verlassen des kritischen Abschnitts</text:span></text:p>
                      </text:list-item>
                      <text:list-item>
                        <text:p text:style-name="P60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26" draw:text-style-name="P41" draw:layer="layout" svg:width="2.61cm" svg:height="2.998cm" svg:x="20.638cm" svg:y="15.186cm">
          <draw:image xlink:href="Pictures/10000000000000B4000000CE14E33562FC3E842C.jpg" xlink:type="simple" xlink:show="embed" xlink:actuate="onLoad" draw:mime-type="image/jpeg">
            <text:p/>
          </draw:image>
        </draw:frame>
        <draw:custom-shape draw:name="Rectangle 8" draw:style-name="gr28" draw:text-style-name="P10" draw:layer="layout" svg:width="3.729cm" svg:height="1.013cm" svg:x="16.665cm" svg:y="16.88cm">
          <text:p text:style-name="P24"><text:span text:style-name="T38">Eisenbahnsignale</text:span></text:p>
          <text:p text:style-name="P24"><text:span text:style-name="T38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9" draw:text-style-name="P34" draw:layer="layout" svg:width="4.801cm" svg:height="1.775cm" svg:x="4.546cm" svg:y="15.964cm">
          <text:p text:style-name="P24"><text:span text:style-name="T38">Edsger Wybe Dijkstra (11.5.1930 – 06.08.2002)</text:span></text:p>
          <text:p text:style-name="P24"><text:span text:style-name="T38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6" draw:text-style-name="P41" draw:layer="layout" svg:width="2.998cm" svg:height="3.999cm" svg:x="0.992cm" svg:y="13.598cm">
          <draw:image xlink:href="Pictures/10000000000001040000015A7AAE9C864E52331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custom-shape draw:name="Rectangle 5" draw:style-name="gr30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61"><text:span text:style-name="T5">Semaphor-Zähler</text:span></text:p>
            </text:list-item>
            <text:list-item>
              <text:p text:style-name="P61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1cm" svg:x="11.699cm" svg:y="3.625cm">
          <text:p text:style-name="P62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0" draw:layer="layout" svg:width="19.967cm" svg:height="11.994cm" svg:x="2.963cm" svg:y="6.603cm">
          <draw:image xlink:href="Pictures/10003B020000222400001516FFE56F6F54771DD8.wmf" xlink:type="simple" xlink:show="embed" xlink:actuate="onLoad" draw:mime-type="image/x-wmf">
            <text:p/>
          </draw:image>
          <draw:image xlink:href="Pictures/100000010000014A000000CC3D61DCCD1FD8A00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58" draw:layer="layout" svg:width="20.107cm" svg:height="7.619cm" svg:x="2.54cm" svg:y="4.022cm" presentation:class="outline" presentation:user-transformed="true">
          <draw:text-box>
            <text:p text:style-name="P57"><text:span text:style-name="T39">...</text:span></text:p>
            <text:p text:style-name="P57"><text:span text:style-name="T40">P();</text:span><text:span text:style-name="T39"><text:tab/></text:span><text:span text:style-name="T39"><text:tab/></text:span><text:span text:style-name="T39"><text:tab/></text:span><text:span text:style-name="T39"><text:tab/></text:span><text:span text:style-name="T41">// kritischer Abschnitt besetzt?</text:span><text:span text:style-name="T39"><text:tab/></text:span></text:p>
            <text:p text:style-name="P57"><text:span text:style-name="T39"/></text:p>
            <text:p text:style-name="P63"><text:span text:style-name="T42">c=counter.read();</text:span><text:span text:style-name="T42"><text:tab/></text:span><text:span text:style-name="T43">// kritischer Abschnitt</text:span></text:p>
            <text:p text:style-name="P57"><text:span text:style-name="T39">c++;</text:span></text:p>
            <text:p text:style-name="P57"><text:span text:style-name="T39">counter.write(c);</text:span></text:p>
            <text:p text:style-name="P57"><text:span text:style-name="T39"/></text:p>
            <text:p text:style-name="P57"><text:span text:style-name="T40">V();</text:span><text:span text:style-name="T44"><text:tab/></text:span><text:span text:style-name="T44"><text:tab/></text:span><text:span text:style-name="T44"><text:tab/></text:span><text:span text:style-name="T44"><text:tab/></text:span><text:span text:style-name="T45">// Verlassen des kritischen Abschnitts,</text:span></text:p>
            <text:p text:style-name="P63"><text:span text:style-name="T46"><text:s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7">// Aufwecken eines wartenden Prozesses</text:span></text:p>
            <text:p text:style-name="P57"><text:span text:style-name="T39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61"><text:span text:style-name="T5">P() und V() sind selbst wieder ununterbrechbar, also </text:span><text:span text:style-name="T17">atomare Aktionen</text:span></text:p>
            </text:list-item>
            <text:list-item>
              <text:p text:style-name="P61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65" draw:layer="layout" svg:width="20.107cm" svg:height="6.285cm" svg:x="1.652cm" svg:y="5.515cm" presentation:class="outline" presentation:user-transformed="true">
          <draw:text-box>
            <text:p text:style-name="P64"><text:span text:style-name="T48">void P()</text:span><text:span text:style-name="T49"> { </text:span></text:p>
            <text:p text:style-name="P64"><text:span text:style-name="T49"><text:tab/></text:span><text:span text:style-name="T48">if</text:span><text:span text:style-name="T49"> (s &gt;= 1) {</text:span></text:p>
            <text:p text:style-name="P64"><text:span text:style-name="T49"><text:tab/></text:span><text:span text:style-name="T49"><text:tab/></text:span><text:span text:style-name="T49"> </text:span><text:span text:style-name="T49">s = s – 1; </text:span><text:span text:style-name="T49"><text:tab/></text:span><text:span text:style-name="T50">// der die P-Operation ausführende Prozess</text:span></text:p>
            <text:p text:style-name="P64"><text:span text:style-name="T50"><text:s/></text:span><text:span text:style-name="T50"><text:tab/></text:span><text:span text:style-name="T50"><text:tab/></text:span><text:span text:style-name="T50"><text:tab/></text:span><text:span text:style-name="T50">// setzt seinen Ablauf fort</text:span></text:p>
            <text:p text:style-name="P64"><text:span text:style-name="T49"><text:tab/></text:span><text:span text:style-name="T49">} </text:span><text:span text:style-name="T48">else</text:span><text:span text:style-name="T49"> {</text:span></text:p>
            <text:p text:style-name="P64"><text:span text:style-name="T49"><text:tab/></text:span><text:span text:style-name="T49"><text:tab/></text:span><text:span text:style-name="T50">// der die P-Operation ausführende Prozess wird in seinem</text:span><text:span text:style-name="T50"><text:line-break/></text:span><text:span text:style-name="T50"><text:tab/></text:span><text:span text:style-name="T50">// Ablauf zunächst gestoppt, in den Wartezustand versetzt</text:span><text:span text:style-name="T50"><text:line-break/></text:span><text:span text:style-name="T50"><text:tab/></text:span><text:span text:style-name="T50">// und in einer dem Semaphor S zugeordneten Warteliste</text:span><text:span text:style-name="T50"><text:line-break/></text:span><text:span text:style-name="T50"><text:tab/></text:span><text:span text:style-name="T50">// eingetragen</text:span></text:p>
            <text:p text:style-name="P64"><text:span text:style-name="T49"><text:tab/></text:span><text:span text:style-name="T49">}</text:span><text:span text:style-name="T49"><text:tab/></text:span></text:p>
            <text:p text:style-name="P64"><text:span text:style-name="T49">}</text:span></text:p>
          </draw:text-box>
        </draw:frame>
        <draw:custom-shape draw:name="Rectangle 5" draw:style-name="gr31" draw:text-style-name="P67" draw:layer="layout" svg:width="20.107cm" svg:height="5.9cm" svg:x="1.652cm" svg:y="11.8cm">
          <text:p text:style-name="P66"><text:span text:style-name="T48">void V()</text:span><text:span text:style-name="T49"> { </text:span></text:p>
          <text:p text:style-name="P66"><text:span text:style-name="T49"><text:tab/></text:span><text:span text:style-name="T49"> </text:span><text:span text:style-name="T49">s = s + 1;</text:span></text:p>
          <text:p text:style-name="P66"><text:span text:style-name="T49"><text:tab/></text:span><text:span text:style-name="T49"> </text:span><text:span text:style-name="T48">if</text:span><text:span text:style-name="T49"> (Warteliste ist nicht leer) {</text:span></text:p>
          <text:p text:style-name="P66"><text:span text:style-name="T51"><text:tab/></text:span><text:span text:style-name="T51"><text:tab/></text:span><text:span text:style-name="T52">// aus der Warteliste wird ein Prozess</text:span></text:p>
          <text:p text:style-name="P66"><text:span text:style-name="T52"><text:tab/></text:span><text:span text:style-name="T52"><text:tab/></text:span><text:span text:style-name="T52">// ausgewählt </text:span><text:span text:style-name="T50">und aufgeweckt</text:span></text:p>
          <text:p text:style-name="P66"><text:span text:style-name="T49"><text:tab/></text:span><text:span text:style-name="T49">}</text:span></text:p>
          <text:p text:style-name="P66"><text:span text:style-name="T49">}</text:span></text:p>
          <text:p text:style-name="P66"><text:span text:style-name="T50">// der die V-Operation ausführende Prozess setzt seinen Ablauf</text:span></text:p>
          <text:p text:style-name="P66"><text:span text:style-name="T50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61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32" draw:text-style-name="P68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 draw:style-name="gr9">
            <draw:custom-shape draw:name="AutoShape 5" draw:style-name="gr33" draw:text-style-name="P70" draw:layer="layout" svg:width="2.183cm" svg:height="1.741cm" svg:x="18.301cm" svg:y="10.507cm">
              <text:p text:style-name="P69"><text:span text:style-name="T53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custom-shape draw:name="AutoShape 8" draw:style-name="gr34" draw:text-style-name="P70" draw:layer="layout" svg:width="2.388cm" svg:height="1.741cm" svg:x="20.312cm" svg:y="13.559cm">
              <text:p text:style-name="P69"><text:span text:style-name="T53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line draw:name="Line 10" draw:style-name="gr35" draw:text-style-name="P71" draw:layer="layout" svg:x1="22.831cm" svg:y1="11.521cm" svg:x2="20.485cm" svg:y2="11.521cm">
              <text:p/>
            </draw:line>
            <draw:line draw:name="Line 11" draw:style-name="gr35" draw:text-style-name="P71" draw:layer="layout" svg:x1="20.485cm" svg:y1="10.943cm" svg:x2="22.831cm" svg:y2="10.943cm">
              <text:p/>
            </draw:line>
            <draw:line draw:name="Line 13" draw:style-name="gr35" draw:text-style-name="P71" draw:layer="layout" svg:x1="23.702cm" svg:y1="12.161cm" svg:x2="21.658cm" svg:y2="13.558cm">
              <text:p/>
            </draw:line>
            <draw:line draw:name="Line 14" draw:style-name="gr35" draw:text-style-name="P71" draw:layer="layout" svg:x1="21.301cm" svg:y1="13.561cm" svg:x2="19.501cm" svg:y2="12.161cm">
              <text:p/>
            </draw:line>
            <draw:custom-shape draw:name="AutoShape 6" draw:style-name="gr36" draw:text-style-name="P70" draw:layer="layout" svg:width="2.07cm" svg:height="1.741cm" svg:x="22.832cm" svg:y="10.507cm">
              <text:p text:style-name="P69"><text:span text:style-name="T53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2"><text:span text:style-name="T8">Semaphore: Vermeidung des Lost-Update-Problems</text:span></text:p>
          </draw:text-box>
        </draw:frame>
        <draw:custom-shape draw:name="Rectangle 3" draw:style-name="gr30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0" draw:layer="layout" svg:width="22.754cm" svg:height="10.971cm" svg:x="1.27cm" svg:y="4.904cm">
          <draw:image xlink:href="Pictures/10012368000040E200001F7CD09853C95DA77718.emf" xlink:type="simple" xlink:show="embed" xlink:actuate="onLoad" draw:mime-type="image/x-emf">
            <text:p/>
          </draw:image>
          <draw:image xlink:href="Pictures/100000010000027400000131B1369DFB34B814BD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27">Wenn man auf den Zähler im Semaphor verzichten kann, kann eine einfachere Form angewendet werden</text:span></text:p>
              </text:list-item>
              <text:list-item>
                <text:p text:style-name="P29"><text:span text:style-name="T27">Diese wird als </text:span><text:span text:style-name="T28">Mutex</text:span><text:span text:style-name="T27"> bezeichnet</text:span></text:p>
              </text:list-item>
              <text:list-item>
                <text:p text:style-name="P29"><text:span text:style-name="T27">Ein Mutex ist leicht und effizient zu implementieren</text:span></text:p>
              </text:list-item>
              <text:list-item>
                <text:p text:style-name="P29"><text:span text:style-name="T27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72"><text:span text:style-name="T13">locked und unlocked</text:span></text:p>
                  </text:list-item>
                </text:list>
              </text:list-item>
              <text:list-item>
                <text:p text:style-name="P29"><text:span text:style-name="T27">Man braucht also nur 1 Bit zur Implementierung</text:span></text:p>
              </text:list-item>
              <text:list-item>
                <text:p text:style-name="P29"><text:span text:style-name="T27">Zwei Operationen:</text:span></text:p>
                <text:list>
                  <text:list-item>
                    <text:p text:style-name="P72"><text:span text:style-name="T13">mutex_lock</text:span></text:p>
                  </text:list-item>
                  <text:list-item>
                    <text:p text:style-name="P72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7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74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14">5 Philosophen sitzen um einen Tisch herum</text:span></text:p>
                  </text:list-item>
                  <text:list-item>
                    <text:p text:style-name="P75"><text:span text:style-name="T14">Jeder hat eine Schale mit Nudeln vor sich</text:span></text:p>
                  </text:list-item>
                  <text:list-item>
                    <text:p text:style-name="P75"><text:span text:style-name="T14">Zwischen den Tellern liegt je ein Chopstick (5 Chopsticks)</text:span></text:p>
                  </text:list-item>
                  <text:list-item>
                    <text:p text:style-name="P75"><text:span text:style-name="T14">Zum Essen braucht ein Philosoph 2 Chopsticks</text:span></text:p>
                  </text:list-item>
                  <text:list-item>
                    <text:p text:style-name="P75"><text:span text:style-name="T14">Ein Philosoph isst und denkt abwechselnd</text:span></text:p>
                  </text:list-item>
                  <text:list-item>
                    <text:p text:style-name="P75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75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5cm" svg:x="7.501cm" svg:y="14.327cm">
          <text:p text:style-name="P24"><text:span text:style-name="T38">Sir Charles Antony Richard Hoare (11.01.1934)</text:span></text:p>
          <text:p text:style-name="P24"><text:span text:style-name="T38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0" draw:layer="layout" svg:width="3.6cm" svg:height="3.6cm" svg:x="3.42cm" svg:y="14.4cm">
          <draw:image xlink:href="Pictures/10000001000000DC000000DCB4B91F9BECE296F6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7" draw:text-style-name="P77" draw:layer="layout" svg:width="8.395cm" svg:height="8.254cm" svg:x="14.605cm" svg:y="5.715cm">
          <text:p text:style-name="P76"><text:span text:style-name="T16">...</text:span></text:p>
          <text:p text:style-name="P76"><text:span text:style-name="T15">static int n = 5;</text:span></text:p>
          <text:p text:style-name="P76"><text:span text:style-name="T15"/></text:p>
          <text:p text:style-name="P76"><text:span text:style-name="T15">void</text:span><text:span text:style-name="T16"> philosopher</text:span><text:span text:style-name="T15">(int i) {</text:span></text:p>
          <text:p text:style-name="P76"><text:span text:style-name="T15"><text:tab/></text:span><text:span text:style-name="T15">while (true) {</text:span></text:p>
          <text:p text:style-name="P76"><text:span text:style-name="T15"><text:tab/></text:span><text:span text:style-name="T15"><text:tab/></text:span><text:span text:style-name="T15">think();</text:span></text:p>
          <text:p text:style-name="P76"><text:span text:style-name="T15"><text:tab/></text:span><text:span text:style-name="T15"><text:tab/></text:span><text:span text:style-name="T15">take_stick(i);</text:span></text:p>
          <text:p text:style-name="P76"><text:span text:style-name="T15"><text:tab/></text:span><text:span text:style-name="T15"><text:tab/></text:span><text:span text:style-name="T15">take_stick((i+1) % n);</text:span></text:p>
          <text:p text:style-name="P76"><text:span text:style-name="T15"><text:tab/></text:span><text:span text:style-name="T15"><text:tab/></text:span><text:span text:style-name="T15">eat();</text:span></text:p>
          <text:p text:style-name="P76"><text:span text:style-name="T15"><text:tab/></text:span><text:span text:style-name="T15"><text:tab/></text:span><text:span text:style-name="T15">put_stick(i);</text:span></text:p>
          <text:p text:style-name="P76"><text:span text:style-name="T15"><text:tab/></text:span><text:span text:style-name="T15"><text:tab/></text:span><text:span text:style-name="T15">put_stick((i+1) % n);</text:span></text:p>
          <text:p text:style-name="P76"><text:span text:style-name="T15"><text:tab/></text:span><text:span text:style-name="T15">}</text:span></text:p>
          <text:p text:style-name="P76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3" draw:text-style-name="P10" draw:layer="layout" svg:width="7.86cm" svg:height="1.098cm" svg:x="13.683cm" svg:y="4.463cm">
          <text:p text:style-name="P24"><text:span text:style-name="T54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3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2.279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38" draw:text-style-name="P78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8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8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8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8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8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30" draw:layer="layout" svg:x1="6cm" svg:y1="5.2cm" svg:x2="6cm" svg:y2="7.2cm">
            <text:p/>
          </draw:line>
          <draw:line draw:style-name="gr40" draw:text-style-name="P30" draw:layer="layout" svg:x1="9.8cm" svg:y1="7.4cm" svg:x2="8cm" svg:y2="8.4cm">
            <text:p/>
          </draw:line>
          <draw:line draw:style-name="gr40" draw:text-style-name="P30" draw:layer="layout" svg:x1="2.2cm" svg:y1="7.8cm" svg:x2="4.2cm" svg:y2="8.4cm">
            <text:p/>
          </draw:line>
          <draw:line draw:style-name="gr40" draw:text-style-name="P30" draw:layer="layout" svg:x1="5.2cm" svg:y1="10.4cm" svg:x2="3.8cm" svg:y2="12cm">
            <text:p/>
          </draw:line>
          <draw:line draw:style-name="gr40" draw:text-style-name="P30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1"><text:span text:style-name="T13">Ein oder mehrere Erzeugerprozesse (producer) produzieren</text:span></text:p>
              </text:list-item>
              <text:list-item>
                <text:p text:style-name="P31"><text:span text:style-name="T13">Ein oder mehrere Verbraucherprozesse (consumer) konsumieren</text:span></text:p>
              </text:list-item>
              <text:list-item>
                <text:p text:style-name="P31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79"><text:span text:style-name="T10">Erzeuger füllt auf</text:span></text:p>
                  </text:list-item>
                  <text:list-item>
                    <text:p text:style-name="P79"><text:span text:style-name="T10">Verbraucher nimmt heraus</text:span></text:p>
                  </text:list-item>
                </text:list>
              </text:list-item>
              <text:list-item>
                <text:p text:style-name="P31"><text:span text:style-name="T18">Flusskontrolle</text:span><text:span text:style-name="T13"> erforderlich</text:span></text:p>
                <text:list>
                  <text:list-item>
                    <text:p text:style-name="P79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79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41" draw:text-style-name="P10" draw:layer="layout" svg:width="2.799cm" svg:height="2.001cm" svg:x="7.998cm" svg:y="16.125cm">
          <text:p text:style-name="P80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2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2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2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3" draw:text-style-name="P81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3" draw:text-style-name="P81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" draw:text-style-name="P81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81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81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1" draw:text-style-name="P10" draw:layer="layout" svg:width="2.799cm" svg:height="2.001cm" svg:x="20.199cm" svg:y="16.125cm">
          <text:p text:style-name="P80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1" draw:text-style-name="P1" draw:layer="layout" svg:x1="10.797cm" svg:y1="17.126cm" svg:x2="13.196cm" svg:y2="17.126cm">
          <text:p/>
        </draw:line>
        <draw:line draw:name="Line 18" draw:style-name="gr11" draw:text-style-name="P1" draw:layer="layout" svg:x1="17.795cm" svg:y1="17.126cm" svg:x2="20.194cm" svg:y2="17.126cm">
          <text:p/>
        </draw:line>
        <draw:custom-shape draw:name="Text Box 19" draw:style-name="gr13" draw:text-style-name="P10" draw:layer="layout" svg:width="1.49cm" svg:height="0.927cm" svg:x="15.732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3" draw:text-style-name="P10" draw:layer="layout" svg:width="1.583cm" svg:height="0.927cm" svg:x="13.32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41" draw:text-style-name="P10" draw:layer="layout" svg:width="2.799cm" svg:height="2.001cm" svg:x="7.998cm" svg:y="13.524cm">
          <text:p text:style-name="P80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3" draw:text-style-name="P81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41" draw:text-style-name="P10" draw:layer="layout" svg:width="2.799cm" svg:height="2.001cm" svg:x="20.199cm" svg:y="13.524cm">
          <text:p text:style-name="P80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1" draw:text-style-name="P1" draw:layer="layout" svg:x1="10.797cm" svg:y1="14.524cm" svg:x2="15.198cm" svg:y2="14.524cm">
          <text:p/>
        </draw:line>
        <draw:line draw:name="Line 32" draw:style-name="gr11" draw:text-style-name="P1" draw:layer="layout" svg:x1="15.996cm" svg:y1="14.524cm" svg:x2="20.194cm" svg:y2="14.524cm">
          <text:p/>
        </draw:line>
        <draw:custom-shape draw:name="Text Box 33" draw:style-name="gr13" draw:text-style-name="P10" draw:layer="layout" svg:width="1.49cm" svg:height="0.927cm" svg:x="15.732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10" draw:layer="layout" svg:width="4.072cm" svg:height="0.927cm" svg:x="2.79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10" draw:layer="layout" svg:width="4.415cm" svg:height="0.927cm" svg:x="2.973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10" draw:layer="layout" svg:width="3.234cm" svg:height="0.927cm" svg:x="11.006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733cm" svg:height="0.927cm" svg:x="16.392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mutex</text:span><text:span text:style-name="T13"> für den gegenseitigen Ausschluss beim Pufferzugriff</text:span></text:p>
                  </text:list-item>
                  <text:list-item>
                    <text:p text:style-name="P31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 draw:style-name="gr9">
          <draw:custom-shape draw:name="Rectangle 4" draw:style-name="gr44" draw:text-style-name="P77" draw:layer="layout" svg:width="8.042cm" svg:height="5.412cm" svg:x="3.013cm" svg:y="8.788cm">
            <text:p text:style-name="P76"><text:span text:style-name="T16">while (true) </text:span><text:span text:style-name="T15">{</text:span></text:p>
            <text:p text:style-name="P76"><text:span text:style-name="T15"><text:tab/></text:span><text:span text:style-name="T15">produce(item);</text:span></text:p>
            <text:p text:style-name="P76"><text:span text:style-name="T15"><text:tab/></text:span><text:span text:style-name="T15">P(frei);</text:span></text:p>
            <text:p text:style-name="P76"><text:span text:style-name="T15"><text:tab/></text:span><text:span text:style-name="T15">P(mutex);</text:span></text:p>
            <text:p text:style-name="P76"><text:span text:style-name="T15"><text:tab/></text:span><text:span text:style-name="T15">putInBuffer(item);</text:span></text:p>
            <text:p text:style-name="P76"><text:span text:style-name="T15"><text:tab/></text:span><text:span text:style-name="T15">V(mutex);</text:span></text:p>
            <text:p text:style-name="P76"><text:span text:style-name="T15"><text:tab/></text:span><text:span text:style-name="T15">V(belegt);</text:span></text:p>
            <text:p text:style-name="P7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3" draw:text-style-name="P34" draw:layer="layout" svg:width="3.674cm" svg:height="1.098cm" svg:x="4.8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9">
          <draw:custom-shape draw:name="Rectangle 6" draw:style-name="gr44" draw:text-style-name="P77" draw:layer="layout" svg:width="8.042cm" svg:height="5.412cm" svg:x="12.75cm" svg:y="8.788cm">
            <text:p text:style-name="P76"><text:span text:style-name="T16">while (true) </text:span><text:span text:style-name="T15">{</text:span></text:p>
            <text:p text:style-name="P76"><text:span text:style-name="T15"><text:tab/></text:span><text:span text:style-name="T15">P(belegt);</text:span></text:p>
            <text:p text:style-name="P76"><text:span text:style-name="T15"><text:tab/></text:span><text:span text:style-name="T15">P(mutex);</text:span></text:p>
            <text:p text:style-name="P76"><text:span text:style-name="T15"><text:tab/></text:span><text:span text:style-name="T15">getFromBuffer(item);</text:span></text:p>
            <text:p text:style-name="P76"><text:span text:style-name="T15"><text:tab/></text:span><text:span text:style-name="T15">V(mutex);</text:span></text:p>
            <text:p text:style-name="P76"><text:span text:style-name="T15"><text:tab/></text:span><text:span text:style-name="T15">V(frei);</text:span></text:p>
            <text:p text:style-name="P76"><text:span text:style-name="T15"><text:tab/></text:span><text:span text:style-name="T15">consume(item);</text:span></text:p>
            <text:p text:style-name="P7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4" draw:layer="layout" svg:width="4.842cm" svg:height="1.098cm" svg:x="14.52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3" draw:text-style-name="P34" draw:layer="layout" svg:width="21.343cm" svg:height="3.803cm" svg:x="2.303cm" svg:y="14.209cm">
          <text:p text:style-name="P24"><text:span text:style-name="T55">Initialisierung: </text:span></text:p>
          <text:p text:style-name="P24"><text:span text:style-name="T15">belegt =0; </text:span><text:span text:style-name="T15"><text:tab/></text:span><text:span text:style-name="T56">// Verbraucher muss erst mal warten, zählt die belegten Puffer</text:span></text:p>
          <text:p text:style-name="P24"><text:span text:style-name="T15">frei = N;</text:span><text:span text:style-name="T15"><text:tab/></text:span><text:span text:style-name="T15"><text:tab/></text:span><text:span text:style-name="T56">// N = Puffergrösse - am Anfang ist Puffer leer, zählt die leeren Puffer</text:span></text:p>
          <text:p text:style-name="P24"><text:span text:style-name="T15">Mutex = 1;</text:span><text:span text:style-name="T15"><text:tab/></text:span><text:span text:style-name="T56">// Mutual Exclusion Zugang nur für Pufferbearbeitung</text:span></text:p>
          <text:p text:style-name="P24"><text:span text:style-name="T15"/></text:p>
          <text:p text:style-name="P24"><text:span text:style-name="T57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34" draw:layer="layout" svg:width="6.587cm" svg:height="0.843cm" svg:x="17.416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Courier2" svg:font-family="Courier" style:font-family-generic="moder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fixed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family-generic="system" style:font-pitch="fixed"/>
    <style:font-face style:name="MS PGothic3" svg:font-family="'MS PGothic'" style:font-pitch="variable"/>
    <style:font-face style:name="MS PGothic4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85</meta:editing-cycles>
    <meta:print-date>1999-04-08T16:15:23</meta:print-date>
    <meta:creation-date>1997-06-07T14:48:20</meta:creation-date>
    <dc:date>2023-11-27T15:15:44.145980706</dc:date>
    <meta:editing-duration>P8DT1H44M33S</meta:editing-duration>
    <meta:generator>LibreOffice/7.5.8.2$Linux_X86_64 LibreOffice_project/50$Build-2</meta:generator>
    <meta:document-statistic meta:object-count="6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